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sans-serif" fo:font-size="10.5pt" fo:letter-spacing="normal" fo:font-style="normal" fo:font-weight="normal" officeooo:rsid="0007f3a6" officeooo:paragraph-rsid="0007f3a6" style:font-size-asian="14pt" style:font-size-complex="16pt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7f3a6" officeooo:paragraph-rsid="0007f3a6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d5f44" officeooo:paragraph-rsid="0007f3a6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7f3a6" officeooo:paragraph-rsid="0007f3a6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0.5pt" fo:letter-spacing="normal" fo:font-style="normal" fo:font-weight="normal" officeooo:rsid="000d5f44" officeooo:paragraph-rsid="0007f3a6" style:font-size-asian="14pt" style:font-size-complex="16pt"/>
    </style:style>
    <style:style style:name="P7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0d5f44" officeooo:paragraph-rsid="0007f3a6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0.5pt" fo:letter-spacing="normal" fo:font-style="normal" fo:font-weight="normal" officeooo:rsid="0007f3a6" officeooo:paragraph-rsid="0007f3a6" style:font-size-asian="14pt" style:font-size-complex="16pt"/>
    </style:style>
    <style:style style:name="P9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07f3a6" officeooo:paragraph-rsid="0007f3a6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10.5pt" fo:letter-spacing="normal" fo:font-style="normal" fo:font-weight="normal" officeooo:rsid="00088ea3" officeooo:paragraph-rsid="0007f3a6" style:font-size-asian="14pt" style:font-size-complex="16pt"/>
    </style:style>
    <style:style style:name="P11" style:family="paragraph" style:parent-style-name="Standard">
      <style:text-properties fo:font-size="10.5pt" officeooo:rsid="00088ea3" officeooo:paragraph-rsid="0007f3a6"/>
    </style:style>
    <style:style style:name="P12" style:family="paragraph" style:parent-style-name="Standard">
      <style:text-properties fo:font-size="10.5pt" officeooo:rsid="0007f3a6" officeooo:paragraph-rsid="0007f3a6"/>
    </style:style>
    <style:style style:name="P13" style:family="paragraph" style:parent-style-name="Standard">
      <style:paragraph-properties fo:text-align="start" style:justify-single-word="false"/>
      <style:text-properties fo:color="#000000" fo:font-size="16pt" officeooo:rsid="000d5f44" officeooo:paragraph-rsid="0007f3a6"/>
    </style:style>
    <style:style style:name="P14" style:family="paragraph" style:parent-style-name="Standard">
      <style:text-properties fo:color="#000000" style:font-name="monospace" fo:font-size="10.5pt" fo:font-weight="normal" officeooo:rsid="00088ea3" officeooo:paragraph-rsid="0007f3a6" fo:background-color="#fffffe"/>
    </style:style>
    <style:style style:name="P15" style:family="paragraph" style:parent-style-name="Standard">
      <style:text-properties fo:color="#000000" fo:font-size="10.5pt" officeooo:rsid="00088ea3" officeooo:paragraph-rsid="0007f3a6"/>
    </style:style>
    <style:style style:name="T1" style:family="text">
      <style:text-properties officeooo:rsid="0007f3a6"/>
    </style:style>
    <style:style style:name="T2" style:family="text">
      <style:text-properties fo:font-variant="normal" fo:text-transform="none" style:font-name="monospace" fo:font-size="10.5pt" fo:letter-spacing="normal" fo:font-style="normal" fo:font-weight="normal" officeooo:rsid="00088ea3" fo:background-color="#fffffe" loext:char-shading-value="0" style:font-size-asian="14pt" style:font-size-complex="16pt"/>
    </style:style>
    <style:style style:name="T3" style:family="text">
      <style:text-properties fo:font-variant="normal" fo:text-transform="none" style:font-name="monospace" fo:letter-spacing="normal" fo:font-style="normal" fo:font-weight="normal" fo:background-color="#fffffe" loext:char-shading-value="0" style:font-size-asian="14pt" style:font-size-complex="16pt"/>
    </style:style>
    <style:style style:name="T4" style:family="text">
      <style:text-properties fo:font-variant="normal" fo:text-transform="none" fo:color="#000000" style:font-name="monospace" fo:letter-spacing="normal" fo:font-style="normal" fo:font-weight="normal" fo:background-color="#fffffe" loext:char-shading-value="0" style:font-size-asian="14pt" style:font-size-complex="16pt"/>
    </style:style>
    <style:style style:name="T5" style:family="text">
      <style:text-properties fo:font-variant="normal" fo:text-transform="none" fo:color="#000000" style:font-name="monospace" fo:letter-spacing="normal" fo:font-style="normal" fo:font-weight="normal" officeooo:rsid="000d5f44" fo:background-color="#fffffe" loext:char-shading-value="0" style:font-size-asian="14pt" style:font-size-complex="16pt"/>
    </style:style>
    <style:style style:name="T6" style:family="text">
      <style:text-properties fo:font-variant="normal" fo:text-transform="none" fo:color="#000000" style:font-name="monospace" fo:letter-spacing="normal" fo:font-style="normal" fo:font-weight="normal" officeooo:rsid="0007f3a6" fo:background-color="#fffffe" loext:char-shading-value="0" style:font-size-asian="14pt" style:font-size-complex="16pt"/>
    </style:style>
    <style:style style:name="T7" style:family="text">
      <style:text-properties fo:font-variant="normal" fo:text-transform="none" fo:color="#222222" style:font-name="sans-serif" fo:letter-spacing="normal" fo:font-style="normal" fo:font-weight="normal" officeooo:rsid="000d5f44" style:font-size-asian="14pt" style:font-size-complex="16pt"/>
    </style:style>
    <style:style style:name="T8" style:family="text">
      <style:text-properties fo:font-variant="normal" fo:text-transform="none" style:font-name="sans-serif" fo:letter-spacing="normal" fo:font-style="normal" fo:font-weight="normal" officeooo:rsid="000d5f44" style:font-size-asian="14pt" style:font-size-complex="16pt"/>
    </style:style>
    <style:style style:name="T9" style:family="text">
      <style:text-properties style:font-name="monospace" fo:font-size="10.5pt" fo:font-weight="normal" officeooo:rsid="00088ea3" fo:background-color="#fffffe" loext:char-shading-value="0"/>
    </style:style>
    <style:style style:name="T10" style:family="text">
      <style:text-properties style:font-name="monospace" fo:font-weight="normal" fo:background-color="#fffffe" loext:char-shading-value="0"/>
    </style:style>
    <style:style style:name="T11" style:family="text">
      <style:text-properties style:font-name="monospace" fo:background-color="#fffffe" loext:char-shading-value="0"/>
    </style:style>
    <style:style style:name="T12" style:family="text">
      <style:text-properties style:font-name="monospace" officeooo:rsid="0007f3a6" fo:background-color="#fffffe" loext:char-shading-value="0"/>
    </style:style>
    <style:style style:name="T13" style:family="text">
      <style:text-properties fo:color="#000000" style:font-name="monospace" fo:font-weight="normal" fo:background-color="#fffffe" loext:char-shading-value="0"/>
    </style:style>
    <style:style style:name="T14" style:family="text">
      <style:text-properties fo:color="#346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# Resume Parser</text:p>
      <text:p text:style-name="P3"/>
      <text:p text:style-name="P3"/>
      <text:p text:style-name="P4">Resume parser analyze a resume, extract the desired information, and insert the information into a database with a unique entry for each candidate. Once the resume has been analyzed, a recruiter can search the database for keywords and phrases and get a list of relevant candidates</text:p>
      <text:p text:style-name="P4"/>
      <text:p text:style-name="P4">extract information like : <text:tab/>Name , college , designation , graduation , email , mobile ,<text:span text:style-name="T1">links , achievements,</text:span> number ,skills ,…..etc .</text:p>
      <text:p text:style-name="P4"/>
      <text:p text:style-name="P4"/>
      <text:p text:style-name="P5">Using 2 Model in training :</text:p>
      <text:p text:style-name="P5"/>
      <text:p text:style-name="P4">first model – base cased Bert with spacy nlp and tokenizer of base cased bert <text:line-break/>have 30 epochs of training take ~4 hours in training , have about 14 tags</text:p>
      <text:p text:style-name="P6"><text:s/></text:p>
      <text:p text:style-name="P13"><text:span text:style-name="T2">achievements, </text:span><text:span text:style-name="T9">address, Certifications, College, Companies, degree, Designation</text:span></text:p>
      <text:p text:style-name="P11"><text:span text:style-name="T13">email, state, training, projects, location, university, </text:span><text:span text:style-name="T4">graduation</text:span></text:p>
      <text:p text:style-name="P12"><text:span text:style-name="T4"/></text:p>
      <text:p text:style-name="P11"><text:span text:style-name="T5"/></text:p>
      <text:p text:style-name="P11"><text:span text:style-name="T6">training jupyter notebook file resume_spacy.ipynb</text:span></text:p>
      <text:p text:style-name="P11"><text:span text:style-name="T7"><text:line-break/><text:line-break/>second model <text:line-break/></text:span></text:p>
      <text:p text:style-name="P4">have 2 model of sapcy (Custom training of spacy in NER ) and English spacy model in nlp for NER have about 11 tags </text:p>
      <text:p text:style-name="P14">name, designation, college, email, mobile_number, experience, no_of_pages</text:p>
      <text:p text:style-name="P15"><text:span text:style-name="T10">total_experience, skills, companies, </text:span><text:span text:style-name="T3">location</text:span><text:span text:style-name="T8"> </text:span></text:p>
      <text:p text:style-name="P6">have 60 epochs of training take about ~5 hours .</text:p>
      <text:p text:style-name="P6"/>
      <text:p text:style-name="P6"/>
      <text:p text:style-name="P10"><text:span text:style-name="T12">training jupyter notebook file resume_parser_bert.ipynb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8"><text:span text:style-name="T11">After trained 2 models merge them to one file : resume_parser.ipynb</text:span></text:p>
      <text:p text:style-name="P8"><text:span text:style-name="T11"/></text:p>
      <text:p text:style-name="P8"><text:span text:style-name="T11"/></text:p>
      <text:p text:style-name="P10"><text:span text:style-name="T12"/></text:p>
      <text:p text:style-name="P7">Datasets:</text:p>
      <text:p text:style-name="P9"/>
      <text:p text:style-name="P6">collecting about 701 annotation Cvs : <text:a xlink:type="simple" xlink:href="https://drive.google.com/open?id=1TCsi-VF4OW4H5XNCTfhsaX5g9FJD60Rg" text:style-name="Internet_20_link" text:visited-style-name="Visited_20_Internet_20_Link"><text:span text:style-name="T14">https://drive.google.com/open?id=1TCsi-VF4OW4H5XNCTfhsaX5g9FJD60Rg</text:span></text:a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<text:span text:style-name="T14"/></text:p>
      <text:p text:style-name="P8">input file : <text:span text:style-name="T14">https://drive.google.com/file/d/169Ck5snjVc42exbKE8SrupPqI8LMQ88-/view?usp=sharing </text:span></text:p>
      <text:p text:style-name="P8"><text:soft-page-break/><text:span text:style-name="T14"/></text:p>
      <text:p text:style-name="P8"><text:span text:style-name="T14"/></text:p>
      <text:p text:style-name="P8">output : </text:p>
      <text:p text:style-name="P8"/>
      <text:p text:style-name="P1">{'achievements': [{'name': 'in Contests'}],</text:p>
      <text:p text:style-name="Preformatted_20_Text"><text:s/>'address': [],</text:p>
      <text:p text:style-name="Preformatted_20_Text"><text:s/>'certifications': [],</text:p>
      <text:p text:style-name="Preformatted_20_Text"><text:s/>'college': [{'name': 'Assiut University'}, {'name': 'Assiut'}],</text:p>
      <text:p text:style-name="Preformatted_20_Text"><text:s/>'companies': [{'name': 'iNetworks'}],</text:p>
      <text:p text:style-name="Preformatted_20_Text"><text:s/>'degree': [],</text:p>
      <text:p text:style-name="Preformatted_20_Text"><text:s/>'designation': [{'name': 'Computer Science Student'},</text:p>
      <text:p text:style-name="Preformatted_20_Text"><text:s text:c="2"/>{'name': 'Data Scientist'}],</text:p>
      <text:p text:style-name="Preformatted_20_Text"><text:s/>'email': '<text:a xlink:type="simple" xlink:href="mailto:ahmedsmara33@gmail.com" office:target-frame-name="_blank" xlink:show="new" text:style-name="Internet_20_link" text:visited-style-name="Visited_20_Internet_20_Link">ahmedsmara33@gmail.com</text:a>',</text:p>
      <text:p text:style-name="Preformatted_20_Text"><text:s/>'experience': ['Computers and Information, Assiut University — Bachelor’s degree',</text:p>
      <text:p text:style-name="Preformatted_20_Text"><text:s text:c="2"/>'Undergraduate (Aug 2016 –Aug 2020)',</text:p>
      <text:p text:style-name="Preformatted_20_Text"><text:s text:c="2"/>'Intern Data Scientist at Wakeb <text:s/>— Egypt',</text:p>
      <text:p text:style-name="Preformatted_20_Text"><text:s text:c="2"/>'- Learned and deployed machine learning models and algorithms.',</text:p>
      <text:p text:style-name="Preformatted_20_Text"><text:s text:c="2"/>'- Worked on chat-bots and the dialects in Arabic language.',</text:p>
      <text:p text:style-name="Preformatted_20_Text"><text:s text:c="2"/>'- Implemented sentiment analysis model on Arabic sentences.',</text:p>
      <text:p text:style-name="Preformatted_20_Text"><text:s text:c="2"/>'- Analysis of the content of social networks into negative and positive impressions.',</text:p>
      <text:p text:style-name="Preformatted_20_Text"><text:s text:c="2"/>'(Jan 2020– Mar 2020)',</text:p>
      <text:p text:style-name="Preformatted_20_Text"><text:s text:c="2"/>'Intern Data Scientist at iNetworks — Egypt',</text:p>
      <text:p text:style-name="Preformatted_20_Text"><text:s text:c="2"/>'- Learned and deployed machine learning models and algorithms.',</text:p>
      <text:p text:style-name="Preformatted_20_Text"><text:s text:c="2"/>'- Implemented text classification model, recognition system and Sentiment analysis model in English sentences.',</text:p>
      <text:p text:style-name="Preformatted_20_Text"><text:s text:c="2"/>'(Jan 2020– Mar 2020)',</text:p>
      <text:p text:style-name="Preformatted_20_Text"><text:s text:c="2"/>'Remotely Data Scientist – NLP <text:s/>at m06 — Netherlands <text:s text:c="47"/>(Apr 2020– Jun 2020)',</text:p>
      <text:p text:style-name="Preformatted_20_Text"><text:s text:c="2"/>'- Worked on automated machine learning (AutoML) models.',</text:p>
      <text:p text:style-name="Preformatted_20_Text"><text:s text:c="2"/>'- Implemented text classification model and sentiment analysis model.',</text:p>
      <text:p text:style-name="Preformatted_20_Text"><text:s text:c="2"/>'- Used English movies reviews data-set and BERT model.',</text:p>
      <text:p text:style-name="Preformatted_20_Text"><text:s text:c="2"/>'- Worked on resume parsing, resume parser analyzes a resume, extract the desired information and insert the information',</text:p>
      <text:p text:style-name="Preformatted_20_Text"><text:s text:c="2"/>'into a database with a unique entry for each candidate.',</text:p>
      <text:p text:style-name="Preformatted_20_Text"><text:s text:c="2"/>'- Used BERT and NLP spacy models.'],</text:p>
      <text:p text:style-name="Preformatted_20_Text"><text:s/>'graduation': [],</text:p>
      <text:p text:style-name="Preformatted_20_Text"><text:s/>'links': None,</text:p>
      <text:p text:style-name="Preformatted_20_Text"><text:s/>'location': [{'name': 'Cairo'}],</text:p>
      <text:p text:style-name="Preformatted_20_Text"><text:s/>'mobile_number': [{'name': '1003524082'}],</text:p>
      <text:p text:style-name="Preformatted_20_Text"><text:s/>'name': [{'name': 'Ahmed Muhammad Sayed'}],</text:p>
      <text:p text:style-name="Preformatted_20_Text"><text:s/>'no_of_pages': 2,</text:p>
      <text:p text:style-name="Preformatted_20_Text"><text:s/>'projects': [],</text:p>
      <text:p text:style-name="Preformatted_20_Text"><text:s/>'skills': [{'name': 'Spacy'},</text:p>
      <text:p text:style-name="Preformatted_20_Text"><text:s text:c="2"/>{'name': 'Machine learning'},</text:p>
      <text:p text:style-name="Preformatted_20_Text"><text:s text:c="2"/>{'name': 'Github'},</text:p>
      <text:p text:style-name="Preformatted_20_Text"><text:s text:c="2"/>{'name': 'Database'},</text:p>
      <text:p text:style-name="Preformatted_20_Text"><text:s text:c="2"/>{'name': 'Pytorch'},</text:p>
      <text:p text:style-name="Preformatted_20_Text"><text:s text:c="2"/>{'name': 'Keras'},</text:p>
      <text:p text:style-name="Preformatted_20_Text"><text:s text:c="2"/>{'name': 'Java'},</text:p>
      <text:p text:style-name="Preformatted_20_Text"><text:s text:c="2"/>{'name': 'Analysis'},</text:p>
      <text:p text:style-name="Preformatted_20_Text"><text:s text:c="2"/>{'name': 'Programming'},</text:p>
      <text:p text:style-name="Preformatted_20_Text"><text:s text:c="2"/>{'name': 'Email'},</text:p>
      <text:p text:style-name="Preformatted_20_Text"><text:s text:c="2"/>{'name': 'Statistics'},</text:p>
      <text:p text:style-name="Preformatted_20_Text"><text:s text:c="2"/>{'name': 'Visual'},</text:p>
      <text:p text:style-name="Preformatted_20_Text"><text:s text:c="2"/>{'name': 'R'},</text:p>
      <text:p text:style-name="Preformatted_20_Text"><text:s text:c="2"/>{'name': 'Content'},</text:p>
      <text:p text:style-name="Preformatted_20_Text"><text:s text:c="2"/>{'name': 'English'},</text:p>
      <text:p text:style-name="Preformatted_20_Text"><text:s text:c="2"/>{'name': 'Tensorflow'},</text:p>
      <text:p text:style-name="Preformatted_20_Text"><text:soft-page-break/><text:s text:c="2"/>{'name': 'System'},</text:p>
      <text:p text:style-name="Preformatted_20_Text"><text:s text:c="2"/>{'name': 'Facebook'},</text:p>
      <text:p text:style-name="Preformatted_20_Text"><text:s text:c="2"/>{'name': 'Parser'},</text:p>
      <text:p text:style-name="Preformatted_20_Text"><text:s text:c="2"/>{'name': 'Mathematics'},</text:p>
      <text:p text:style-name="Preformatted_20_Text"><text:s text:c="2"/>{'name': 'Python'},</text:p>
      <text:p text:style-name="Preformatted_20_Text"><text:s text:c="2"/>{'name': 'Cloud'},</text:p>
      <text:p text:style-name="Preformatted_20_Text"><text:s text:c="2"/>{'name': 'C++'},</text:p>
      <text:p text:style-name="Preformatted_20_Text"><text:s text:c="2"/>{'name': 'Algorithms'}],</text:p>
      <text:p text:style-name="P2"><text:s/>'total_experience': 4.5}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5:03:10.109409033</meta:creation-date>
    <dc:date>2020-07-02T15:11:41.392037495</dc:date>
    <meta:editing-duration>PT8M33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3" meta:paragraph-count="80" meta:word-count="470" meta:character-count="3779" meta:non-whitespace-character-count="3221"/>
  </office:meta>
</office:document-meta>
</file>